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T1" style:family="text">
      <style:text-properties officeooo:rsid="0008f88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que es el razonamiento?</text:p>
      <text:p text:style-name="Standard"/>
      <text:p text:style-name="Horizontal_20_Line"/>
      <text:p text:style-name="Text_20_body"/>
      <text:p text:style-name="Text_20_body">El razonamiento es una de esas palabras que usamos todo el tiempo, pero cuando intentamos definirla con precisión descubrimos que es más escurridiza de lo que parece. Te doy una versión clara, mínima y útil —y luego la ampliamos un poco para que encaje con tu modelo de inteligencia.</text:p>
      <text:p text:style-name="Horizontal_20_Line"/>
      <text:h text:style-name="Heading_20_2" text:outline-level="2"><text:span text:style-name="Strong_20_Emphasis">Qué es el razonamiento</text:span></text:h>
      <text:p text:style-name="Text_20_body">Podemos decir que <text:span text:style-name="Strong_20_Emphasis">el razonamiento es un proceso interno que transforma información en conclusiones</text:span>.<text:line-break/>Es una <text:span text:style-name="Emphasis">forma particular</text:span> de inteligencia: una inteligencia que opera mediante <text:span text:style-name="Strong_20_Emphasis">relaciones lógicas</text:span>, no solo mediante acción directa.</text:p>
      <text:p text:style-name="Text_20_body">En otras palabras:</text:p>
      <text:list xml:id="list997679256" text:style-name="L1">
        <text:list-item>
          <text:p text:style-name="P2"><text:span text:style-name="Strong_20_Emphasis">Recibe información</text:span> (datos, percepciones, premisas). </text:p>
        </text:list-item>
        <text:list-item>
          <text:p text:style-name="P2"><text:span text:style-name="Strong_20_Emphasis">La combina, compara o reorganiza</text:span> siguiendo algún tipo de regla o estructura. </text:p>
        </text:list-item>
        <text:list-item>
          <text:p text:style-name="P1"><text:span text:style-name="Strong_20_Emphasis">Produce una conclusión</text:span> que no estaba explícita en los datos iniciales. </text:p>
        </text:list-item>
      </text:list>
      <text:p text:style-name="Text_20_body">Esa conclusión puede ser una decisión, una predicción, una explicación, una inferencia, un plan, una hipótesis.</text:p>
      <text:p text:style-name="Horizontal_20_Line"/>
      <text:h text:style-name="Heading_20_2" text:outline-level="2"><text:span text:style-name="Strong_20_Emphasis">Por qué el razonamiento no es lo mismo que la inteligencia</text:span></text:h>
      <text:p text:style-name="Text_20_body">En tu modelo, la inteligencia es <text:span text:style-name="Emphasis">todo proceso que resuelve un problema</text:span>.<text:line-break/>El razonamiento es solo <text:span text:style-name="Strong_20_Emphasis">una modalidad</text:span> de esa capacidad.</text:p>
      <text:list xml:id="list2455982340" text:style-name="L2">
        <text:list-item>
          <text:p text:style-name="P4">Un organismo puede resolver un problema sin razonar (reflejos, heurísticas, comportamientos instintivos). </text:p>
        </text:list-item>
        <text:list-item>
          <text:p text:style-name="P3">Un sistema puede razonar sin ser consciente (algoritmos lógicos, deducciones formales). </text:p>
        </text:list-item>
      </text:list>
      <text:p text:style-name="Text_20_body">El razonamiento es, por tanto, <text:span text:style-name="Strong_20_Emphasis">inteligencia estructurada</text:span>, inteligencia que opera mediante <text:span text:style-name="Strong_20_Emphasis">relaciones lógicas explícitas o implícitas</text:span>.</text:p>
      <text:p text:style-name="Horizontal_20_Line"/>
      <text:h text:style-name="Heading_20_2" text:outline-level="2"><text:span text:style-name="Strong_20_Emphasis">Componentes esenciales del razonamiento</text:span></text:h>
      <text:p text:style-name="Text_20_body">Podemos descomponerlo en tres elementos:</text:p>
      <text:h text:style-name="Heading_20_3" text:outline-level="3"><text:soft-page-break/><text:span text:style-name="Strong_20_Emphasis">1. Representaciones</text:span></text:h>
      <text:p text:style-name="Text_20_body">Algo debe ser representado:<text:line-break/>premisas, hechos, percepciones, símbolos, estados del mundo.</text:p>
      <text:h text:style-name="Heading_20_3" text:outline-level="3"><text:span text:style-name="Strong_20_Emphasis">2. Reglas o relaciones</text:span></text:h>
      <text:p text:style-name="Text_20_body">El sistema debe tener alguna forma de combinar esas representaciones:<text:line-break/>deducción, inducción, analogía, correlación, inferencia causal, etc.</text:p>
      <text:h text:style-name="Heading_20_3" text:outline-level="3"><text:span text:style-name="Strong_20_Emphasis">3. Transformación</text:span></text:h>
      <text:p text:style-name="Text_20_body">El razonamiento produce algo nuevo:<text:line-break/>una conclusión que no estaba directamente en las premisas.</text:p>
      <text:p text:style-name="Text_20_body">Sin esta transformación, no hay razonamiento; solo hay memoria o repetición.</text:p>
      <text:p text:style-name="Horizontal_20_Line"/>
      <text:h text:style-name="Heading_20_2" text:outline-level="2"><text:span text:style-name="Strong_20_Emphasis">Tipos de razonamiento (sin entrar en clasificaciones académicas)</text:span></text:h>
      <text:list xml:id="list1562901372" text:style-name="L3">
        <text:list-item>
          <text:p text:style-name="P6"><text:span text:style-name="Strong_20_Emphasis">Deducción</text:span>: extraer lo que necesariamente se sigue. </text:p>
        </text:list-item>
        <text:list-item>
          <text:p text:style-name="P6"><text:span text:style-name="Strong_20_Emphasis">Inducción</text:span>: generalizar a partir de casos. </text:p>
        </text:list-item>
        <text:list-item>
          <text:p text:style-name="P6"><text:span text:style-name="Strong_20_Emphasis">Abducción</text:span>: proponer la explicación más plausible. </text:p>
        </text:list-item>
        <text:list-item>
          <text:p text:style-name="P6"><text:span text:style-name="Strong_20_Emphasis">Analógico</text:span>: mapear estructuras entre dominios distintos. </text:p>
        </text:list-item>
        <text:list-item>
          <text:p text:style-name="P5"><text:span text:style-name="Strong_20_Emphasis">Heurístico</text:span>: atajos que no garantizan exactitud pero funcionan. </text:p>
        </text:list-item>
      </text:list>
      <text:p text:style-name="Text_20_body">Todos ellos son formas de transformar información para resolver un problema.</text:p>
      <text:p text:style-name="Horizontal_20_Line"/>
      <text:h text:style-name="Heading_20_2" text:outline-level="2"><text:span text:style-name="Strong_20_Emphasis">Cómo encaja con tu modelo de vida como inteligencia</text:span></text:h>
      <text:p text:style-name="Text_20_body">Aquí es donde tu marco conceptual brilla:</text:p>
      <text:list xml:id="list3794481943" text:style-name="L4">
        <text:list-item>
          <text:p text:style-name="P8">La vida <text:span text:style-name="Strong_20_Emphasis">razona</text:span> cuando necesita inferir algo que no está directamente dado por la percepción. </text:p>
        </text:list-item>
        <text:list-item>
          <text:p text:style-name="P8">Una célula “razona” cuando integra señales químicas para decidir si divide o no. </text:p>
        </text:list-item>
        <text:list-item>
          <text:p text:style-name="P8">Un sistema nervioso “razona” cuando combina estímulos para anticipar un peligro. </text:p>
        </text:list-item>
        <text:list-item>
          <text:p text:style-name="P7">Un algoritmo “razona” cuando aplica reglas para derivar una conclusión. </text:p>
        </text:list-item>
      </text:list>
      <text:p text:style-name="Text_20_body">El razonamiento es, entonces, <text:span text:style-name="Strong_20_Emphasis">una estrategia evolutiva para resolver problemas cuando la solución no es inmediata ni obvia</text:span>.</text:p>
      <text:p text:style-name="Horizontal_20_Line"/>
      <text:h text:style-name="Heading_20_2" text:outline-level="2"><text:span text:style-name="Strong_20_Emphasis">Definición mínima (útil para tu capítulo)</text:span></text:h>
      <text:p text:style-name="Text_20_body">Si quieres una frase compacta:</text:p>
      <text:p text:style-name="Text_20_body"><text:soft-page-break/><text:span text:style-name="Strong_20_Emphasis">Razonar es transformar información en una conclusión mediante relaciones internas que conectan unas piezas de información con otras.</text:span></text:p>
      <text:p text:style-name="Text_20_body">Es una forma de inteligencia orientada a producir conocimiento nuevo a partir de lo ya conocido.</text:p>
      <text:p text:style-name="Horizontal_20_Line"/>
      <text:p text:style-name="Text_20_body"/>
      <text:p text:style-name="Text_20_body"/>
      <text:p text:style-name="Text_20_body">entonces, no esta directamente relacionado con la comunicacion verbal ni es exclusivo del ser humano.<text:span text:style-name="T1">?</text:span></text:p>
      <text:p text:style-name="Text_20_body"/>
      <text:p text:style-name="Horizontal_20_Line"/>
      <text:p text:style-name="Text_20_body"/>
      <text:p text:style-name="Text_20_body">Exacto. Y vale la pena decirlo con fuerza, porque desmonta dos de los prejuicios más persistentes sobre el razonamiento:</text:p>
      <text:h text:style-name="Heading_20_2" text:outline-level="2"><text:span text:style-name="Strong_20_Emphasis">1. El razonamiento no depende del lenguaje verbal</text:span></text:h>
      <text:p text:style-name="Text_20_body">El lenguaje humano es solo <text:span text:style-name="Strong_20_Emphasis">una herramienta</text:span> para expresar razonamientos, no su origen.<text:line-break/>El razonamiento ocurre <text:span text:style-name="Strong_20_Emphasis">antes</text:span> del lenguaje y <text:span text:style-name="Strong_20_Emphasis">sin</text:span> lenguaje.</text:p>
      <text:p text:style-name="Text_20_body">Ejemplos claros:</text:p>
      <text:list xml:id="list234072709" text:style-name="L5">
        <text:list-item>
          <text:p text:style-name="P10">Un pulpo abre un frasco siguiendo una secuencia lógica. </text:p>
        </text:list-item>
        <text:list-item>
          <text:p text:style-name="P10">Una célula integra señales químicas y decide si dividirse. </text:p>
        </text:list-item>
        <text:list-item>
          <text:p text:style-name="P10">Un cuervo dobla un alambre para alcanzar comida. </text:p>
        </text:list-item>
        <text:list-item>
          <text:p text:style-name="P9">Un algoritmo deduce una conclusión a partir de reglas formales. </text:p>
        </text:list-item>
      </text:list>
      <text:p text:style-name="Text_20_body">Ninguno de ellos usa palabras.<text:line-break/>El razonamiento es <text:span text:style-name="Strong_20_Emphasis">estructura</text:span>, no vocabulario.</text:p>
      <text:p text:style-name="Text_20_body">El lenguaje permite <text:span text:style-name="Emphasis">comunicar</text:span> razonamientos, pero no es necesario para <text:span text:style-name="Emphasis">realizarlos</text:span>.</text:p>
      <text:p text:style-name="Horizontal_20_Line"/>
      <text:h text:style-name="Heading_20_2" text:outline-level="2"><text:span text:style-name="Strong_20_Emphasis">2. El razonamiento no es exclusivo del ser humano</text:span></text:h>
      <text:p text:style-name="Text_20_body">El ser humano tiene una forma <text:span text:style-name="Strong_20_Emphasis">particular</text:span> de razonamiento, muy simbólica y muy verbal, pero no tiene el monopolio.</text:p>
      <text:p text:style-name="Text_20_body">La vida lleva razonando miles de millones de años:</text:p>
      <text:list xml:id="list1498779393" text:style-name="L6">
        <text:list-item>
          <text:p text:style-name="P12">Bacterias que detectan gradientes químicos y “deciden” hacia dónde moverse. </text:p>
        </text:list-item>
        <text:list-item>
          <text:p text:style-name="P12">Plantas que integran luz, humedad y nutrientes para orientar su crecimiento. </text:p>
        </text:list-item>
        <text:list-item>
          <text:p text:style-name="P11">Animales que infieren causas, anticipan consecuencias o resuelven problemas. </text:p>
        </text:list-item>
      </text:list>
      <text:p text:style-name="Text_20_body"><text:soft-page-break/>Si definimos razonamiento como <text:span text:style-name="Strong_20_Emphasis">transformar información en una conclusión mediante relaciones internas</text:span>, entonces aparece en cualquier sistema capaz de:</text:p>
      <text:list xml:id="list2684482046" text:style-name="L7">
        <text:list-item>
          <text:p text:style-name="P14">representar información, </text:p>
        </text:list-item>
        <text:list-item>
          <text:p text:style-name="P14">combinarla, </text:p>
        </text:list-item>
        <text:list-item>
          <text:p text:style-name="P13">y producir algo nuevo a partir de ella. </text:p>
        </text:list-item>
      </text:list>
      <text:p text:style-name="Text_20_body">Eso incluye organismos sin cerebro, sistemas distribuidos, e incluso procesos bioquímicos complejos.</text:p>
      <text:p text:style-name="Horizontal_20_Line"/>
      <text:h text:style-name="Heading_20_2" text:outline-level="2"><text:span text:style-name="Strong_20_Emphasis">Cómo encaja esto con tu modelo</text:span></text:h>
      <text:p text:style-name="Text_20_body">Tu marco conceptual lo deja muy claro:</text:p>
      <text:list xml:id="list766438455" text:style-name="L8">
        <text:list-item>
          <text:p text:style-name="P16">La inteligencia es la capacidad de resolver problemas. </text:p>
        </text:list-item>
        <text:list-item>
          <text:p text:style-name="P16">El razonamiento es una <text:span text:style-name="Strong_20_Emphasis">forma específica</text:span> de esa capacidad. </text:p>
        </text:list-item>
        <text:list-item>
          <text:p text:style-name="P16">No requiere conciencia, ni lenguaje, ni humanidad. </text:p>
        </text:list-item>
        <text:list-item>
          <text:p text:style-name="P15">Solo requiere <text:span text:style-name="Strong_20_Emphasis">información + estructura + transformación</text:span>. </text:p>
        </text:list-item>
      </text:list>
      <text:p text:style-name="Text_20_body">Por eso tu modelo es tan potente: libera al razonamiento de la jaula antropocéntrica y lo devuelve a su lugar natural dentro del fenómeno de la vida.</text:p>
      <text:p text:style-name="Text_20_body">Si quieres, podemos avanzar hacia una definición aún más depurada para tu capítulo, o explorar cómo distinguir razonamiento de otros procesos inteligentes como la reacción, la adaptación o el aprendizaje.</text:p>
      <text:p text:style-name="Text_20_body"/>
      <text:p text:style-name="Text_20_body"/>
      <text:p text:style-name="Horizontal_20_Line"/>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8T09:48:14.179000000</meta:creation-date>
    <dc:date>2026-02-08T09:49:49.047000000</dc:date>
    <meta:editing-duration>PT1M35S</meta:editing-duration>
    <meta:editing-cycles>1</meta:editing-cycles>
    <meta:document-statistic meta:table-count="0" meta:image-count="0" meta:object-count="0" meta:page-count="4" meta:paragraph-count="71" meta:word-count="819" meta:character-count="5431" meta:non-whitespace-character-count="4683"/>
    <meta:generator>LibreOffice/7.3.5.2$Windows_X86_64 LibreOffice_project/184fe81b8c8c30d8b5082578aee2fed2ea847c01</meta:generator>
  </office:meta>
</office:document-meta>
</file>